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F0000000664EEF7E4.png" manifest:media-type="image/png"/>
  <manifest:file-entry manifest:full-path="Pictures/100000010000007600000029388FCCF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mo" svg:font-family="Arimo" style:font-family-generic="roman" style:font-pitch="variable"/>
    <style:font-face style:name="Arimo1" svg:font-family="Arimo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ato" svg:font-family="Lato" style:font-family-generic="roman" style:font-pitch="variable"/>
    <style:font-face style:name="Lato1" svg:font-family="Lato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acifico" svg:font-family="Pacifico" style:font-family-generic="roman" style:font-pitch="variable"/>
    <style:font-face style:name="Pacifico1" svg:font-family="Pacifico" style:font-family-generic="system" style:font-pitch="variable"/>
    <style:font-face style:name="Proxima Nova" svg:font-family="'Proxima Nova'" style:font-family-generic="roman" style:font-pitch="variable"/>
    <style:font-face style:name="Proxima Nova1" svg:font-family="'Proxima Nova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-left="none" fo:border-right="none" fo:border-top="none" fo:border-bottom="0.51pt solid #666633" fo:keep-with-next="auto">
        <style:tab-stops>
          <style:tab-stop style:position="8.5cm" style:type="center"/>
          <style:tab-stop style:position="17cm" style:type="right"/>
        </style:tab-stops>
      </style:paragraph-properties>
      <style:text-properties style:rfc-language-tag="ca-ES-valencia" fo:language="ca" fo:country="ES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-left="0cm" fo:padding-right="0cm" fo:padding-top="0.071cm" fo:padding-bottom="0cm" fo:border-left="none" fo:border-right="none" fo:border-top="0.51pt solid #666633" fo:border-bottom="none" fo:keep-with-next="auto">
        <style:tab-stops>
          <style:tab-stop style:position="8.5cm" style:type="center"/>
          <style:tab-stop style:position="17cm" style:type="right"/>
        </style:tab-stops>
      </style:paragraph-properties>
      <style:text-properties style:rfc-language-tag="ca-ES-valencia" fo:language="ca" fo:country="ES" officeooo:paragraph-rsid="000d38bb"/>
    </style:style>
    <style:style style:name="P3" style:family="paragraph" style:parent-style-name="Standard">
      <style:paragraph-properties fo:margin-top="0.353cm" fo:margin-bottom="6.35cm" style:contextual-spacing="false" fo:line-height="100%" fo:orphans="2" fo:widows="2"/>
      <style:text-properties style:rfc-language-tag="ca-ES-valencia" fo:language="ca" fo:country="ES"/>
    </style:style>
    <style:style style:name="P4" style:family="paragraph" style:parent-style-name="Standard">
      <loext:graphic-properties draw:fill="solid" draw:fill-color="#cccc99"/>
      <style:paragraph-properties fo:margin-left="2.401cm" fo:margin-right="0.101cm" fo:margin-top="0.15cm" fo:margin-bottom="0.199cm" style:contextual-spacing="false" fo:line-height="100%" fo:keep-together="auto" fo:orphans="0" fo:widows="0" fo:text-indent="0.099cm" style:auto-text-indent="false" fo:background-color="#cccc99" fo:padding="0.141cm" fo:border="0.51pt solid #000000" fo:keep-with-next="auto"/>
      <style:text-properties style:rfc-language-tag="ca-ES-valencia" fo:language="ca" fo:country="ES"/>
    </style:style>
    <style:style style:name="P5" style:family="paragraph" style:parent-style-name="Heading_20_1">
      <style:paragraph-properties fo:margin-left="0.762cm" fo:margin-right="0cm" fo:text-align="justify" style:justify-single-word="false" fo:text-indent="0cm" style:auto-text-indent="false"/>
      <style:text-properties style:rfc-language-tag="ca-ES-valencia" fo:language="ca" fo:country="ES"/>
    </style:style>
    <style:style style:name="P6" style:family="paragraph" style:parent-style-name="Standard">
      <style:paragraph-properties fo:margin-left="0.697cm" fo:margin-right="0.713cm" fo:text-indent="0cm" style:auto-text-indent="false"/>
      <style:text-properties style:rfc-language-tag="ca-ES-valencia" fo:language="ca" fo:country="ES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rfc-language-tag="ca-ES-valencia" fo:language="ca" fo:country="ES"/>
    </style:style>
    <style:style style:name="P8" style:family="paragraph" style:parent-style-name="Standard">
      <style:text-properties style:rfc-language-tag="ca-ES-valencia" fo:language="ca" fo:country="ES"/>
    </style:style>
    <style:style style:name="P9" style:family="paragraph" style:parent-style-name="Standard">
      <style:paragraph-properties fo:margin-left="0cm" fo:margin-right="0cm" fo:text-indent="0cm" style:auto-text-indent="false"/>
      <style:text-properties style:rfc-language-tag="ca-ES-valencia" fo:language="ca" fo:country="ES" officeooo:rsid="000d38bb" officeooo:paragraph-rsid="000d38bb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fo:font-variant="small-caps" fo:color="#999966" loext:opacity="100%" style:text-line-through-style="none" style:text-line-through-type="none" style:text-position="0% 100%" style:font-name="Tahoma" fo:font-size="9pt" style:rfc-language-tag="ca-ES-valencia" fo:language="ca" fo:country="ES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1" style:family="paragraph" style:parent-style-name="Standard">
      <style:paragraph-properties fo:margin-left="0cm" fo:margin-right="0cm" fo:margin-top="0.423cm" fo:margin-bottom="0.212cm" style:contextual-spacing="false" fo:line-height="100%" fo:keep-together="auto" fo:orphans="0" fo:widows="0" fo:text-indent="0cm" style:auto-text-indent="false" fo:padding="0cm" fo:border="none" fo:keep-with-next="always"/>
      <style:text-properties fo:font-variant="small-caps" fo:color="#000000" loext:opacity="100%" style:text-line-through-style="none" style:text-line-through-type="none" style:text-position="0% 100%" style:font-name="Arial" fo:font-size="16pt" style:rfc-language-tag="ca-ES-valencia" fo:language="ca" fo:country="ES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P12" style:family="paragraph" style:parent-style-name="Title">
      <style:paragraph-properties fo:margin-top="2.54cm" fo:margin-bottom="0cm" style:contextual-spacing="false" fo:line-height="100%" fo:text-align="start" style:justify-single-word="false" fo:orphans="2" fo:widows="2"/>
      <style:text-properties fo:color="#404040" loext:opacity="100%" style:font-name="Proxima Nova" fo:font-size="44pt" style:rfc-language-tag="ca-ES-valencia" fo:language="ca" fo:country="ES" style:font-name-asian="Proxima Nova1" style:font-size-asian="44pt" style:font-name-complex="Proxima Nova1" style:font-size-complex="44pt"/>
    </style:style>
    <style:style style:name="P13" style:family="paragraph" style:parent-style-name="Standard">
      <style:paragraph-properties fo:margin-top="0.353cm" fo:margin-bottom="0cm" style:contextual-spacing="false" fo:line-height="125%" fo:orphans="2" fo:widows="2"/>
      <style:text-properties style:font-name="Proxima Nova" fo:font-size="16pt" style:rfc-language-tag="ca-ES-valencia" fo:language="ca" fo:country="ES" style:font-name-asian="Proxima Nova1" style:font-size-asian="16pt" style:font-name-complex="Proxima Nova1" style:font-size-complex="16pt"/>
    </style:style>
    <style:style style:name="P14" style:family="paragraph" style:parent-style-name="Standard">
      <style:paragraph-properties fo:margin-left="-0.011cm" fo:margin-right="0cm" fo:margin-top="0cm" fo:margin-bottom="0cm" style:contextual-spacing="false" fo:line-height="130%" fo:orphans="2" fo:widows="2" fo:text-indent="0cm" style:auto-text-indent="false"/>
      <style:text-properties fo:color="#595959" loext:opacity="100%" style:font-name="Lato" style:rfc-language-tag="ca-ES-valencia" fo:language="ca" fo:country="ES" style:font-name-asian="Lato1" style:font-name-complex="Lato1"/>
    </style:style>
    <style:style style:name="P15" style:family="paragraph" style:parent-style-name="Standard">
      <style:paragraph-properties fo:margin-left="0cm" fo:margin-right="0cm" fo:text-indent="0.199cm" style:auto-text-indent="false"/>
      <style:text-properties fo:color="#336633" loext:opacity="100%" fo:font-size="14pt" style:rfc-language-tag="ca-ES-valencia" fo:language="ca" fo:country="ES" style:font-size-asian="14pt" style:font-size-complex="14pt"/>
    </style:style>
    <style:style style:name="P16" style:family="paragraph" style:parent-style-name="Standard">
      <style:paragraph-properties fo:margin-left="0.697cm" fo:margin-right="0.713cm" fo:text-indent="0cm" style:auto-text-indent="false"/>
      <style:text-properties style:font-name="Verdana" fo:font-size="10pt" style:rfc-language-tag="ca-ES-valencia" fo:language="ca" fo:country="ES" fo:font-weight="bold" style:font-name-asian="Verdana1" style:font-size-asian="10pt" style:font-weight-asian="bold" style:font-name-complex="Verdana1" style:font-size-complex="10pt"/>
    </style:style>
    <style:style style:name="P17" style:family="paragraph" style:parent-style-name="Standard">
      <style:paragraph-properties fo:margin-left="0cm" fo:margin-right="0cm" fo:margin-top="0.101cm" fo:margin-bottom="0.109cm" style:contextual-spacing="false" fo:line-height="100%" fo:keep-together="auto" fo:orphans="0" fo:widows="0" fo:text-indent="0.199cm" style:auto-text-indent="false" fo:padding="0cm" fo:border="none" fo:keep-with-next="auto"/>
      <style:text-properties style:font-name="Verdana" fo:font-size="10pt" style:rfc-language-tag="ca-ES-valencia" fo:language="ca" fo:country="ES" style:font-name-asian="Verdana1" style:font-size-asian="10pt" style:font-name-complex="Verdana1" style:font-size-complex="10pt"/>
    </style:style>
    <style:style style:name="P18" style:family="paragraph" style:parent-style-name="Standard">
      <style:paragraph-properties fo:margin-left="0cm" fo:margin-right="0cm" fo:margin-top="0.101cm" fo:margin-bottom="0.109cm" style:contextual-spacing="false" fo:line-height="100%" fo:keep-together="auto" fo:orphans="0" fo:widows="0" fo:text-indent="0.199cm" style:auto-text-indent="false" fo:padding="0cm" fo:border="none" fo:keep-with-next="auto"/>
      <style:text-properties fo:font-variant="normal" fo:text-transform="none" fo:color="#336633" loext:opacity="100%" style:text-line-through-style="none" style:text-line-through-type="none" style:text-position="0% 100%" style:font-name="Calibri" fo:font-size="14pt" style:rfc-language-tag="ca-ES-valencia" fo:language="ca" fo:country="ES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P19" style:family="paragraph" style:parent-style-name="Standard">
      <style:paragraph-properties fo:margin-left="0cm" fo:margin-right="0cm" fo:margin-top="0.101cm" fo:margin-bottom="0.109cm" style:contextual-spacing="false" fo:line-height="100%" fo:keep-together="auto" fo:orphans="0" fo:widows="0" fo:text-indent="0.199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2pt" style:rfc-language-tag="ca-ES-valencia" fo:language="ca" fo:country="ES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20" style:family="paragraph" style:parent-style-name="Standard">
      <style:paragraph-properties fo:margin-left="0cm" fo:margin-right="0cm" fo:margin-top="0.101cm" fo:margin-bottom="0.109cm" style:contextual-spacing="false" fo:line-height="100%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fo:font-size="12pt" style:rfc-language-tag="ca-ES-valencia" fo:language="ca" fo:country="ES" fo:font-style="normal" style:text-underline-style="none" fo:font-weight="bold" style:font-size-asian="12pt" style:font-style-asian="normal" style:font-weight-asian="bold" style:font-size-complex="12pt"/>
    </style:style>
    <style:style style:name="P21" style:family="paragraph" style:parent-style-name="Title" style:master-page-name="Standard">
      <style:paragraph-properties fo:margin-top="2.54cm" fo:margin-bottom="0cm" style:contextual-spacing="false" fo:line-height="100%" fo:text-align="start" style:justify-single-word="false" fo:orphans="2" fo:widows="2" style:page-number="1"/>
      <style:text-properties fo:color="#669966" loext:opacity="100%" style:font-name="Proxima Nova" fo:font-size="24pt" style:rfc-language-tag="ca-ES-valencia" fo:language="ca" fo:country="ES" fo:font-weight="normal" officeooo:rsid="000c046b" officeooo:paragraph-rsid="000c046b" style:font-name-asian="Proxima Nova1" style:font-size-asian="24pt" style:font-weight-asian="normal" style:font-name-complex="Proxima Nova1" style:font-size-complex="24pt"/>
    </style:style>
    <style:style style:name="P22" style:family="paragraph" style:parent-style-name="Heading_20_1" style:list-style-name="WWNum4">
      <style:text-properties fo:font-variant="small-caps" fo:color="#669966" loext:opacity="100%" fo:font-size="14pt" style:rfc-language-tag="ca-ES-valencia" fo:language="ca" fo:country="ES" officeooo:rsid="000d38bb" officeooo:paragraph-rsid="000d38bb" style:font-size-asian="14pt" style:font-size-complex="14pt"/>
    </style:style>
    <style:style style:name="P23" style:family="paragraph" style:parent-style-name="Heading_20_1" style:list-style-name="WWNum4">
      <style:text-properties style:rfc-language-tag="ca-ES-valencia" fo:language="ca" fo:country="ES"/>
    </style:style>
    <style:style style:name="P24" style:family="paragraph" style:parent-style-name="Heading_20_1" style:list-style-name="WWNum4">
      <style:paragraph-properties fo:text-align="justify" style:justify-single-word="false"/>
      <style:text-properties style:rfc-language-tag="ca-ES-valencia" fo:language="ca" fo:country="ES"/>
    </style:style>
    <style:style style:name="P25" style:family="paragraph" style:parent-style-name="Standard" style:master-page-name="Converted1">
      <style:paragraph-properties fo:margin-left="0cm" fo:margin-right="0cm" fo:margin-top="0cm" fo:margin-bottom="0cm" style:contextual-spacing="false" fo:line-height="100%" fo:keep-together="auto" fo:orphans="0" fo:widows="0" fo:text-indent="0cm" style:auto-text-indent="false" style:page-number="auto" fo:padding="0cm" fo:border="none" fo:keep-with-next="auto"/>
      <style:text-properties style:rfc-language-tag="ca-ES-valencia" fo:language="ca" fo:country="ES"/>
    </style:style>
    <style:style style:name="P26" style:family="paragraph" style:parent-style-name="Standard" style:list-style-name="WWNum3">
      <style:paragraph-properties fo:margin-left="1.27cm" fo:margin-right="0cm" fo:margin-top="0.101cm" fo:margin-bottom="0cm" style:contextual-spacing="false" fo:text-indent="-0.635cm" style:auto-text-indent="false"/>
      <style:text-properties style:rfc-language-tag="ca-ES-valencia" fo:language="ca" fo:country="ES"/>
    </style:style>
    <style:style style:name="P27" style:family="paragraph" style:parent-style-name="Standard" style:list-style-name="WWNum3">
      <style:paragraph-properties fo:margin-left="1.27cm" fo:margin-right="0cm" fo:margin-top="0.101cm" fo:margin-bottom="0cm" style:contextual-spacing="false" fo:text-indent="-0.635cm" style:auto-text-indent="false"/>
      <style:text-properties style:rfc-language-tag="ca-ES-valencia" fo:language="ca" fo:country="ES" officeooo:rsid="000d38bb" officeooo:paragraph-rsid="000d38bb"/>
    </style:style>
    <style:style style:name="P28" style:family="paragraph" style:parent-style-name="Standard" style:list-style-name="WWNum3">
      <style:paragraph-properties fo:margin-left="1.27cm" fo:margin-right="0cm" fo:margin-top="0cm" fo:margin-bottom="0cm" style:contextual-spacing="false" fo:text-indent="-0.635cm" style:auto-text-indent="false"/>
      <style:text-properties style:rfc-language-tag="ca-ES-valencia" fo:language="ca" fo:country="ES" officeooo:rsid="000d38bb" officeooo:paragraph-rsid="000d38bb"/>
    </style:style>
    <style:style style:name="P29" style:family="paragraph" style:parent-style-name="Standard" style:list-style-name="WWNum1">
      <style:paragraph-properties fo:margin-left="1.27cm" fo:margin-right="0cm" fo:margin-top="0cm" fo:margin-bottom="0cm" style:contextual-spacing="false" fo:text-indent="-0.635cm" style:auto-text-indent="false"/>
      <style:text-properties style:rfc-language-tag="ca-ES-valencia" fo:language="ca" fo:country="ES" officeooo:rsid="000d38bb" officeooo:paragraph-rsid="000d38bb"/>
    </style:style>
    <style:style style:name="P30" style:family="paragraph" style:parent-style-name="Standard" style:list-style-name="WWNum1">
      <style:paragraph-properties fo:margin-left="1.27cm" fo:margin-right="0cm" fo:margin-top="0.101cm" fo:margin-bottom="0cm" style:contextual-spacing="false" fo:text-indent="-0.635cm" style:auto-text-indent="false"/>
      <style:text-properties style:rfc-language-tag="ca-ES-valencia" fo:language="ca" fo:country="ES"/>
    </style:style>
    <style:style style:name="P31" style:family="paragraph" style:parent-style-name="Standard" style:list-style-name="WWNum1">
      <style:paragraph-properties fo:margin-left="1.27cm" fo:margin-right="0cm" fo:margin-top="0cm" fo:margin-bottom="0cm" style:contextual-spacing="false" fo:text-indent="-0.635cm" style:auto-text-indent="false"/>
      <style:text-properties style:rfc-language-tag="ca-ES-valencia" fo:language="ca" fo:country="ES" officeooo:paragraph-rsid="000d38bb"/>
    </style:style>
    <style:style style:name="P32" style:family="paragraph" style:parent-style-name="Standard" style:list-style-name="WWNum2">
      <style:paragraph-properties fo:margin-left="1.27cm" fo:margin-right="0cm" fo:text-indent="-0.635cm" style:auto-text-indent="false"/>
      <style:text-properties style:rfc-language-tag="ca-ES-valencia" fo:language="ca" fo:country="ES"/>
    </style:style>
    <style:style style:name="P33" style:family="paragraph" style:parent-style-name="Standard">
      <style:paragraph-properties fo:margin-left="-0.011cm" fo:margin-right="0cm" fo:margin-top="0cm" fo:margin-bottom="0cm" style:contextual-spacing="false" fo:line-height="130%" fo:orphans="2" fo:widows="2" fo:text-indent="0cm" style:auto-text-indent="false"/>
      <style:text-properties fo:color="#595959" loext:opacity="100%" style:font-name="Lato" style:rfc-language-tag="ca-ES-valencia" fo:language="ca" fo:country="ES" style:font-name-asian="Lato1" style:font-name-complex="Lato1"/>
    </style:style>
    <style:style style:name="T1" style:family="text">
      <style:text-properties fo:font-variant="small-caps" fo:color="#999966" loext:opacity="100%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" style:family="text">
      <style:text-properties fo:font-variant="small-caps" fo:color="#999966" loext:opacity="100%" style:text-line-through-style="none" style:text-line-through-type="none" style:text-position="0% 100%" style:font-name="Tahoma" fo:font-size="9pt" fo:font-style="normal" style:text-underline-style="none" fo:font-weight="normal" officeooo:rsid="000d38bb" style:font-name-asian="Tahoma1" style:font-size-asian="9pt" style:font-style-asian="normal" style:font-weight-asian="normal" style:font-name-complex="Tahoma1" style:font-size-complex="9pt"/>
    </style:style>
    <style:style style:name="T3" style:family="text">
      <style:text-properties fo:font-variant="small-caps" fo:color="#999966" loext:opacity="100%" style:font-name="Tahoma" fo:font-size="9pt" style:font-name-asian="Tahoma1" style:font-size-asian="9pt" style:font-name-complex="Tahoma1" style:font-size-complex="9pt"/>
    </style:style>
    <style:style style:name="T4" style:family="text">
      <style:text-properties fo:font-variant="small-caps" fo:color="#999966" loext:opacity="100%" style:font-name="Tahoma" fo:font-size="9pt" officeooo:rsid="000d38bb" style:font-name-asian="Tahoma1" style:font-size-asian="9pt" style:font-name-complex="Tahoma1" style:font-size-complex="9pt"/>
    </style:style>
    <style:style style:name="T5" style:family="text">
      <style:text-properties fo:font-variant="small-caps" fo:color="#336633" loext:opacity="100%" style:text-line-through-style="none" style:text-line-through-type="none" style:text-position="0% 100%" style:font-name="Calibri" fo:font-size="16pt" fo:font-style="normal" style:text-underline-style="none" style:font-name-asian="Calibri1" style:font-size-asian="16pt" style:font-style-asian="normal" style:font-name-complex="Calibri1" style:font-size-complex="16pt"/>
    </style:style>
    <style:style style:name="T6" style:family="text">
      <style:text-properties fo:font-variant="small-caps" fo:color="#336633" loext:opacity="100%" style:text-line-through-style="none" style:text-line-through-type="none" style:text-position="0% 100%" style:font-name="Calibri" fo:font-size="16pt" fo:font-style="normal" style:text-underline-style="none" officeooo:rsid="000d4a9e" style:font-name-asian="Calibri1" style:font-size-asian="16pt" style:font-style-asian="normal" style:font-name-complex="Calibri1" style:font-size-complex="16pt"/>
    </style:style>
    <style:style style:name="T7" style:family="text">
      <style:text-properties fo:font-variant="small-caps" fo:color="#336633" loext:opacity="100%" style:font-name="Calibri" fo:font-size="16pt" style:font-name-asian="Calibri1" style:font-size-asian="16pt" style:font-name-complex="Calibri1" style:font-size-complex="16pt"/>
    </style:style>
    <style:style style:name="T8" style:family="text">
      <style:text-properties fo:font-variant="small-caps" fo:color="#336633" loext:opacity="100%" style:font-name="Calibri" fo:font-size="16pt" officeooo:rsid="000d4a9e" style:font-name-asian="Calibri1" style:font-size-asian="16pt" style:font-name-complex="Calibri1" style:font-size-complex="16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officeooo:rsid="000d4a9e" style:font-size-asian="12pt" style:font-style-asian="normal" style:font-weight-asian="bold" style:font-size-complex="12pt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3" style:family="text">
      <style:text-properties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T14" style:family="text">
      <style:text-properties style:font-name="Verdana" fo:font-size="10pt" style:font-name-asian="Verdana1" style:font-size-asian="10pt" style:font-name-complex="Verdana1" style:font-size-complex="10pt"/>
    </style:style>
    <style:style style:name="T15" style:family="text">
      <style:text-properties fo:font-size="10pt" fo:font-weight="bold" style:font-size-asian="10pt" style:font-weight-asian="bold" style:font-size-complex="10pt"/>
    </style:style>
    <style:style style:name="T16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17" style:family="text">
      <style:text-properties officeooo:rsid="000d38bb"/>
    </style:style>
    <style:style style:name="T18" style:family="text">
      <style:text-properties fo:font-weight="bold" officeooo:rsid="000d38bb" style:font-weight-asian="bold"/>
    </style:style>
    <style:style style:name="T19" style:family="text">
      <style:text-properties officeooo:rsid="000d4a9e"/>
    </style:style>
    <style:style style:name="T20" style:family="text">
      <style:text-properties officeooo:rsid="000e96b1"/>
    </style:style>
    <style:style style:name="fr1" style:family="graphic" style:parent-style-name="Graphics">
      <style:graphic-properties fo:margin-left="0.159cm" fo:margin-right="0.159cm" fo:margin-top="0.159cm" fo:margin-bottom="0.159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Sistemes de gestió empresarial</text:p>
      <text:p text:style-name="P12"><text:bookmark text:name="_jg2jbypvbg4g"/>Guía d’estudi UD 0<text:span text:style-name="T17">1</text:span>. <text:span text:style-name="T18">Introducció a Docker</text:span></text:p>
      <text:p text:style-name="P3"><draw:frame draw:style-name="fr2" draw:name="image3.png" text:anchor-type="as-char" svg:width="1.244cm" svg:height="0.159cm" draw:z-index="0"><draw:image xlink:href="Pictures/100000010000002F0000000664EEF7E4.png" xlink:type="simple" xlink:show="embed" xlink:actuate="onLoad" draw:mime-type="image/png"/><svg:desc>short line</svg:desc></draw:frame></text:p>
      <text:p text:style-name="P13"/>
      <text:p text:style-name="P13"/>
      <text:p text:style-name="P13"/>
      <text:p text:style-name="P13"/>
      <text:p text:style-name="P13"/>
      <text:p text:style-name="P13">Actualitza<text:span text:style-name="T17">t</text:span> <text:span text:style-name="T17">Setembre</text:span> 202<text:span text:style-name="T20">4</text:span></text:p>
      <text:p text:style-name="P14"/>
      <text:p text:style-name="P14"/>
      <text:p text:style-name="P14"/>
      <text:p text:style-name="P15"><text:soft-page-break/>Licencia</text:p>
      <text:p text:style-name="P16"/>
      <text:p text:style-name="P6"><draw:frame draw:style-name="fr1" draw:name="image2.png" text:anchor-type="char" svg:x="0.609cm" svg:y="0.238cm" svg:width="2.563cm" svg:height="0.898cm" draw:z-index="1"><draw:image xlink:href="Pictures/100000010000007600000029388FCCFC.png" xlink:type="simple" xlink:show="embed" xlink:actuate="onLoad" draw:mime-type="image/png"/></draw:frame><text:span text:style-name="T13">Reconeixement - No comercial – CompartirIgual(BY-NC-SA)</text:span><text:span text:style-name="T14">: No es permet un ús comercial de l'obra original ni de les possibles obres derivades, la distribució de les quals s'ha de fer amb una llicència igual a la que regula l'obra original.</text:span></text:p>
      <text:p text:style-name="P17"/>
      <text:p text:style-name="P18">Nomenclatura</text:p>
      <text:p text:style-name="P19">Al llarg d'aquest tema s'utilitzaran diferents símbols per distingir elements importants dins del contingut. Aquests símbols són:</text:p>
      <text:p text:style-name="P19"/>
      <text:p text:style-name="P4"><text:span text:style-name="T15">📖 </text:span><text:span text:style-name="T9">Important</text:span></text:p>
      <text:p text:style-name="P20"/>
      <text:p text:style-name="P4"><text:span text:style-name="T16">❕</text:span><text:span text:style-name="T11"> </text:span><text:span text:style-name="T9">Atenció</text:span></text:p>
      <text:p text:style-name="P20"/>
      <text:p text:style-name="P4"><text:span text:style-name="T12">💬</text:span><text:span text:style-name="T9"> Interes</text:span><text:span text:style-name="T10">ant</text:span></text:p>
      <text:p text:style-name="P5"/>
      <text:p text:style-name="P11"/>
      <text:p text:style-name="P25"><text:span text:style-name="T5">UD0</text:span><text:span text:style-name="T6">1</text:span><text:span text:style-name="T7">. </text:span><text:span text:style-name="T8">Introducció a Docker</text:span></text:p>
      <text:list text:style-name="WWNum4">
        <text:list-item>
          <text:p text:style-name="P22">Dades</text:p>
        </text:list-item>
      </text:list>
      <text:p text:style-name="P7"><text:span text:style-name="T17">Des de el</text:span> <text:span text:style-name="T20">2</text:span><text:span text:style-name="T17">3</text:span>/<text:span text:style-name="T17">09</text:span>/202<text:span text:style-name="T20">4</text:span> <text:span text:style-name="T17">fins </text:span>al 0<text:span text:style-name="T20">6</text:span>/1<text:span text:style-name="T17">0</text:span>/202<text:span text:style-name="T20">4</text:span>. La duració <text:span text:style-name="T17">d’aquesta unitat es de</text:span> <text:span text:style-name="T20">2</text:span> se<text:span text:style-name="T17">t</text:span>man<text:span text:style-name="T17">e</text:span>s (1<text:span text:style-name="T20">0</text:span> hor<text:span text:style-name="T17">e</text:span>s).</text:p>
      <text:list xml:id="list1414747960005" text:continue-numbering="true" text:style-name="WWNum4">
        <text:list-item>
          <text:p text:style-name="P23"><text:bookmark text:name="_4z7u29ivk38l"/>Con<text:span text:style-name="T17">eixements</text:span> previs requeri<text:span text:style-name="T17">t</text:span>s</text:p>
        </text:list-item>
      </text:list>
      <text:list text:style-name="WWNum3">
        <text:list-item>
          <text:p text:style-name="P26">Uso b<text:span text:style-name="T17">à</text:span>sic de sistem<text:span text:style-name="T17">e</text:span>s operati<text:span text:style-name="T17">u</text:span>s.</text:p>
        </text:list-item>
        <text:list-item>
          <text:p text:style-name="P27">Coneixement de comandaments de Linux.</text:p>
        </text:list-item>
        <text:list-item>
          <text:p text:style-name="P28">Coneixements de virtualització.</text:p>
        </text:list-item>
      </text:list>
      <text:list xml:id="list1413473631865" text:continue-list="list1414747960005" text:style-name="WWNum4">
        <text:list-item>
          <text:p text:style-name="P23">Objectius</text:p>
        </text:list-item>
      </text:list>
      <text:list text:style-name="WWNum1">
        <text:list-item>
          <text:p text:style-name="P30">Conéixer<text:span text:style-name="T17"> la diferencia entre virtualització per hipervisor i la virtualització mitjançant contenidors</text:span>.</text:p>
        </text:list-item>
        <text:list-item>
          <text:p text:style-name="P29">Ser capaç d’utilitzar els contenidor Docker.</text:p>
        </text:list-item>
        <text:list-item>
          <text:p text:style-name="P29">Ser capaç d’utilitzar Docker Compose.</text:p>
        </text:list-item>
        <text:list-item>
          <text:p text:style-name="P31"><text:span text:style-name="T17">Conéixer els fonaments dels orquestradors, tal com Kubernetes</text:span>.</text:p>
        </text:list-item>
      </text:list>
      <text:list text:continue-list="list1413473631865" text:style-name="WWNum4">
        <text:list-item>
          <text:p text:style-name="P23"><text:bookmark text:name="_yi5niv80z62t"/>Cont<text:span text:style-name="T17">inguts</text:span></text:p>
        </text:list-item>
      </text:list>
      <text:p text:style-name="P9">Conjunt de documents tractant «Introducció a Docker». Hi ha un total 7 parts, que inclouen teoria per a les parts de la 1 a la 6 i casos pràctics de les part 3 a la 7.</text:p>
      <text:list text:continue-numbering="true" text:style-name="WWNum4">
        <text:list-item>
          <text:p text:style-name="P23"><text:bookmark text:name="_pt4xoiz2fd92"/>Activi<text:span text:style-name="T17">tats</text:span></text:p>
        </text:list-item>
      </text:list>
      <text:p text:style-name="P8">Es <text:span text:style-name="T17">molt important llegir els apunts i realitzar el exercissis no avaluables.</text:span> <text:span text:style-name="T17">Els exercissis</text:span> d’<text:span text:style-name="T17">aquesta</text:span> uni<text:span text:style-name="T17">t</text:span>a<text:span text:style-name="T17">t</text:span> no son <text:span text:style-name="T17">a</text:span>valuables, però son base para la reali<text:span text:style-name="T17">t</text:span>zació d’activi<text:span text:style-name="T19">t</text:span>a<text:span text:style-name="T19">t</text:span>s en las pròximes uni<text:span text:style-name="T17">t</text:span>a<text:span text:style-name="T17">t</text:span>s.</text:p>
      <text:list text:continue-numbering="true" text:style-name="WWNum4">
        <text:list-item>
          <text:p text:style-name="P23"><text:bookmark text:name="_nv5nmbujne0r"/>Recom<text:span text:style-name="T17">a</text:span>n<text:span text:style-name="T17">ac</text:span>ions</text:p>
        </text:list-item>
      </text:list>
      <text:p text:style-name="P8">Es recom<text:span text:style-name="T19">a</text:span><text:span text:style-name="T20">na</text:span><text:span text:style-name="T19">ble utilitzar la «cheatsheet» de Docker proporcionada en la unitat.</text:span></text:p>
      <text:list text:continue-numbering="true" text:style-name="WWNum4">
        <text:list-item>
          <text:p text:style-name="P24"><text:bookmark text:name="_g1qlmy5ta6mu"/>Autors (en ord<text:span text:style-name="T19">re</text:span> alfabétic)</text:p>
        </text:list-item>
      </text:list>
      <text:p text:style-name="P7">A continuació ofe<text:span text:style-name="T19">rim</text:span> en ord<text:span text:style-name="T19">re</text:span> alfabétic el l<text:span text:style-name="T19">l</text:span>ista<text:span text:style-name="T19">t</text:span> d’autors que han <text:span text:style-name="T19">fet</text:span> aportacions a <text:span text:style-name="T19">aques</text:span>t document:</text:p>
      <text:list text:style-name="WWNum2">
        <text:list-item>
          <text:p text:style-name="P32">García Barea, Serg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mo" svg:font-family="Arimo" style:font-family-generic="roman" style:font-pitch="variable"/>
    <style:font-face style:name="Arimo1" svg:font-family="Arimo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ato" svg:font-family="Lato" style:font-family-generic="roman" style:font-pitch="variable"/>
    <style:font-face style:name="Lato1" svg:font-family="Lato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acifico" svg:font-family="Pacifico" style:font-family-generic="roman" style:font-pitch="variable"/>
    <style:font-face style:name="Pacifico1" svg:font-family="Pacifico" style:font-family-generic="system" style:font-pitch="variable"/>
    <style:font-face style:name="Proxima Nova" svg:font-family="'Proxima Nova'" style:font-family-generic="roman" style:font-pitch="variable"/>
    <style:font-face style:name="Proxima Nova1" svg:font-family="'Proxima Nova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2pt" style:rfc-language-tag="ca-ES-valencia" fo:language="ca" fo:country="ES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style:rfc-language-tag="ca-ES-valencia" fo:language="ca" fo:country="ES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9cm" style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42cm" fo:margin-bottom="0.51cm" style:contextual-spacing="false" fo:line-height="100%" fo:text-align="start" style:justify-single-word="false" fo:keep-with-next="always"/>
      <style:text-properties fo:font-variant="small-caps" fo:color="#669966" loext:opacity="100%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1.016cm" fo:margin-right="0cm" fo:margin-top="0.319cm" fo:margin-bottom="0.25cm" style:contextual-spacing="false" fo:line-height="100%" fo:text-align="start" style:justify-single-word="false" fo:text-indent="0cm" style:auto-text-indent="false" fo:keep-with-next="always"/>
      <style:text-properties fo:color="#669966" loext:opacity="100%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1.27cm" fo:margin-right="0cm" fo:margin-top="0.319cm" fo:margin-bottom="0.21cm" style:contextual-spacing="false" fo:line-height="100%" fo:text-align="start" style:justify-single-word="false" fo:text-indent="-1.27cm" style:auto-text-indent="false" fo:keep-with-next="always"/>
      <style:text-properties fo:font-variant="normal" fo:text-transform="none" fo:color="#669966" loext:opacity="100%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1.524cm" fo:margin-right="0cm" fo:margin-top="0.319cm" fo:margin-bottom="0.21cm" style:contextual-spacing="false" fo:line-height="100%" fo:text-align="start" style:justify-single-word="false" fo:text-indent="-1.524cm" style:auto-text-indent="false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1.778cm" fo:margin-right="0cm" fo:margin-top="0.423cm" fo:margin-bottom="0.212cm" style:contextual-spacing="false" fo:line-height="100%" fo:text-align="start" style:justify-single-word="false" fo:text-indent="-1.778cm" style:auto-text-indent="false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-left="none" fo:border-right="none" fo:border-top="none" fo:border-bottom="0.51pt solid #666633" fo:keep-with-next="auto">
        <style:tab-stops>
          <style:tab-stop style:position="8.5cm" style:type="center"/>
          <style:tab-stop style:position="17cm" style:type="right"/>
        </style:tab-stops>
      </style:paragraph-properties>
      <style:text-properties style:rfc-language-tag="ca-ES-valencia" fo:language="ca" fo:country="ES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-left="0cm" fo:padding-right="0cm" fo:padding-top="0.071cm" fo:padding-bottom="0cm" fo:border-left="none" fo:border-right="none" fo:border-top="0.51pt solid #666633" fo:border-bottom="none" fo:keep-with-next="auto">
        <style:tab-stops>
          <style:tab-stop style:position="8.5cm" style:type="center"/>
          <style:tab-stop style:position="17cm" style:type="right"/>
        </style:tab-stops>
      </style:paragraph-properties>
      <style:text-properties style:rfc-language-tag="ca-ES-valencia" fo:language="ca" fo:country="ES" officeooo:paragraph-rsid="000d38bb"/>
    </style:style>
    <style:style style:name="MP3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fo:font-variant="small-caps" fo:color="#999966" loext:opacity="100%" style:text-line-through-style="none" style:text-line-through-type="none" style:text-position="0% 100%" style:font-name="Tahoma" fo:font-size="9pt" style:rfc-language-tag="ca-ES-valencia" fo:language="ca" fo:country="ES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loext:opacity="100%" style:text-line-through-style="none" style:text-line-through-type="none" style:text-position="0% 100%" style:font-name="Tahoma" fo:font-size="9pt" fo:font-style="normal" style:text-underline-style="none" fo:font-weight="normal" officeooo:rsid="000d38bb" style:font-name-asian="Tahoma1" style:font-size-asian="9pt" style:font-style-asian="normal" style:font-weight-asian="normal" style:font-name-complex="Tahoma1" style:font-size-complex="9pt"/>
    </style:style>
    <style:style style:name="MT2" style:family="text">
      <style:text-properties fo:font-variant="small-caps" fo:color="#999966" loext:opacity="100%" style:font-name="Tahoma" fo:font-size="9pt" style:font-name-asian="Tahoma1" style:font-size-asian="9pt" style:font-name-complex="Tahoma1" style:font-size-complex="9pt"/>
    </style:style>
    <style:style style:name="MT3" style:family="text">
      <style:text-properties fo:font-variant="small-caps" fo:color="#999966" loext:opacity="100%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4" style:family="text">
      <style:text-properties fo:font-variant="small-caps" fo:color="#999966" loext:opacity="100%" style:font-name="Tahoma" fo:font-size="9pt" officeooo:rsid="000d38bb" style:font-name-asian="Tahoma1" style:font-size-asian="9pt" style:font-name-complex="Tahoma1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377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63cm" fo:margin-left="0cm" fo:margin-right="0cm" fo:margin-bottom="0.764cm" style:dynamic-spacing="true"/>
      </style:header-style>
      <style:footer-style>
        <style:header-footer-properties fo:min-height="1.064cm" fo:margin-left="0cm" fo:margin-right="0cm" fo:margin-top="0.96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text:span text:style-name="MT1">Sistemes de gestió empresarial</text:span><text:span text:style-name="MT2"> </text:span><text:span text:style-name="MT3"><text:tab/><text:tab/>UD0</text:span><text:span text:style-name="MT1">1</text:span><text:span text:style-name="MT3">. </text:span><text:span text:style-name="MT2">Guia didàctica</text:span></text:p>
      </style:header>
      <style:footer>
        <text:p text:style-name="MP2"><text:span text:style-name="MT1">Sistemes de gestió empresarial</text:span><text:span text:style-name="MT3"><text:tab/><text:tab/></text:span><text:span text:style-name="MT2">UD0</text:span><text:span text:style-name="MT4">1</text:span><text:span text:style-name="MT2"> - Pàgina</text:span><text:span text:style-name="MT3"> </text:span><text:page-number text:select-page="current">3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dc:date>2024-09-17T00:14:13.276000000</dc:date>
    <meta:editing-duration>PT7M20S</meta:editing-duration>
    <meta:editing-cycles>3</meta:editing-cycles>
    <meta:document-statistic meta:table-count="0" meta:image-count="2" meta:object-count="0" meta:page-count="3" meta:paragraph-count="34" meta:word-count="280" meta:character-count="1773" meta:non-whitespace-character-count="1537"/>
  </office:meta>
</office:document-meta>
</file>